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6.925in" table:align="left"/>
    </style:style>
    <style:style style:name="Table1.A" style:family="table-column">
      <style:table-column-properties style:column-width="0.7507in"/>
    </style:style>
    <style:style style:name="Table1.B" style:family="table-column">
      <style:table-column-properties style:column-width="1.4771in"/>
    </style:style>
    <style:style style:name="Table1.C" style:family="table-column">
      <style:table-column-properties style:column-width="2.2201in"/>
    </style:style>
    <style:style style:name="Table1.D" style:family="table-column">
      <style:table-column-properties style:column-width="2.4771in"/>
    </style:style>
    <style:style style:name="Table1.A1" style:family="table-cell">
      <style:table-cell-properties style:vertical-align="middle" fo:padding="0.0194in" fo:border="none"/>
    </style:style>
    <style:style style:name="P1" style:family="paragraph" style:parent-style-name="Heading_20_1">
      <style:paragraph-properties fo:text-align="center" style:justify-single-word="false"/>
    </style:style>
    <style:style style:name="P2" style:family="paragraph" style:parent-style-name="Heading_20_2">
      <style:paragraph-properties fo:text-align="center" style:justify-single-word="false"/>
    </style:style>
    <style:style style:name="P3" style:family="paragraph" style:parent-style-name="Heading_20_1">
      <style:paragraph-properties fo:break-before="page"/>
    </style:style>
    <style:style style:name="P4" style:family="paragraph" style:parent-style-name="Text_20_body" style:list-style-name="L1">
      <style:paragraph-properties fo:margin-top="0in" fo:margin-bottom="0in" style:contextual-spacing="false"/>
    </style:style>
    <style:style style:name="P5" style:family="paragraph" style:parent-style-name="Text_20_body">
      <style:paragraph-properties fo:margin-top="0in" fo:margin-bottom="0in" style:contextual-spacing="false"/>
    </style:style>
    <style:style style:name="P6" style:family="paragraph" style:parent-style-name="Text_20_body" style:list-style-name="L2">
      <style:paragraph-properties fo:margin-top="0in" fo:margin-bottom="0in" style:contextual-spacing="false"/>
    </style:style>
    <style:style style:name="P7" style:family="paragraph" style:parent-style-name="Text_20_body" style:list-style-name="L2"/>
    <style:style style:name="P8" style:family="paragraph" style:parent-style-name="Text_20_body" style:list-style-name="L3">
      <style:paragraph-properties fo:margin-top="0in" fo:margin-bottom="0in" style:contextual-spacing="false"/>
    </style:style>
    <style:style style:name="P9" style:family="paragraph" style:parent-style-name="Text_20_body" style:list-style-name="L3"/>
    <style:style style:name="P10" style:family="paragraph" style:parent-style-name="Text_20_body" style:list-style-name="L4"/>
    <style:style style:name="P11" style:family="paragraph" style:parent-style-name="Text_20_body" style:list-style-name="L4">
      <style:text-properties officeooo:paragraph-rsid="001231c4"/>
    </style:style>
    <style:style style:name="P12" style:family="paragraph" style:parent-style-name="Heading_20_1">
      <style:text-properties officeooo:paragraph-rsid="001231c4"/>
    </style:style>
    <style:style style:name="P13" style:family="paragraph" style:parent-style-name="Heading_20_1">
      <style:paragraph-properties fo:break-before="page"/>
      <style:text-properties officeooo:paragraph-rsid="001231c4"/>
    </style:style>
    <style:style style:name="P14" style:family="paragraph" style:parent-style-name="Text_20_body" style:list-style-name="L5">
      <style:paragraph-properties fo:margin-top="0in" fo:margin-bottom="0in" style:contextual-spacing="false"/>
    </style:style>
    <style:style style:name="P15" style:family="paragraph" style:parent-style-name="Text_20_body" style:list-style-name="L5"/>
    <style:style style:name="P16" style:family="paragraph" style:parent-style-name="Preformatted_20_Text">
      <style:paragraph-properties fo:margin-top="0in" fo:margin-bottom="0.1965in" style:contextual-spacing="false"/>
    </style:style>
    <style:style style:name="P17" style:family="paragraph" style:parent-style-name="Text_20_body" style:list-style-name="L6">
      <style:paragraph-properties fo:margin-top="0in" fo:margin-bottom="0in" style:contextual-spacing="false"/>
    </style:style>
    <style:style style:name="P18" style:family="paragraph" style:parent-style-name="Heading_20_1">
      <style:text-properties officeooo:paragraph-rsid="001295e2"/>
    </style:style>
    <style:style style:name="P19" style:family="paragraph" style:parent-style-name="Heading_20_1">
      <style:paragraph-properties fo:break-before="page"/>
      <style:text-properties officeooo:paragraph-rsid="001295e2"/>
    </style:style>
    <style:style style:name="P20" style:family="paragraph" style:parent-style-name="Text_20_body" style:list-style-name="L7">
      <style:paragraph-properties fo:margin-top="0in" fo:margin-bottom="0in" style:contextual-spacing="false"/>
    </style:style>
    <style:style style:name="P21" style:family="paragraph" style:parent-style-name="Text_20_body" style:list-style-name="L7"/>
    <style:style style:name="P22" style:family="paragraph" style:parent-style-name="Text_20_body" style:list-style-name="L8">
      <style:paragraph-properties fo:margin-top="0in" fo:margin-bottom="0in" style:contextual-spacing="false"/>
    </style:style>
    <style:style style:name="P23" style:family="paragraph" style:parent-style-name="Text_20_body" style:list-style-name="L8"/>
    <style:style style:name="P24" style:family="paragraph" style:parent-style-name="Text_20_body" style:list-style-name="L9">
      <style:paragraph-properties fo:margin-top="0in" fo:margin-bottom="0in" style:contextual-spacing="false"/>
    </style:style>
    <style:style style:name="P25" style:family="paragraph" style:parent-style-name="Text_20_body" style:list-style-name="L9">
      <style:paragraph-properties fo:margin-top="0in" fo:margin-bottom="0in" style:contextual-spacing="false"/>
      <style:text-properties officeooo:paragraph-rsid="001472ba"/>
    </style:style>
    <style:style style:name="P26" style:family="paragraph" style:parent-style-name="Heading_20_2">
      <style:text-properties officeooo:paragraph-rsid="001472ba"/>
    </style:style>
    <style:style style:name="T1" style:family="text">
      <style:text-properties officeooo:rsid="0017202e"/>
    </style:style>
    <style:style style:name="T2" style:family="text">
      <style:text-properties officeooo:rsid="0015bb70"/>
    </style:style>
    <style:style style:name="T3" style:family="text">
      <style:text-properties officeooo:rsid="001295e2"/>
    </style:style>
    <style:style style:name="T4" style:family="text">
      <style:text-properties officeooo:rsid="0014ba1c"/>
    </style:style>
    <style:style style:name="T5" style:family="text">
      <style:text-properties officeooo:rsid="001313b1"/>
    </style:style>
    <text:list-style style:name="L1">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SISTEMA DE RIEGO AUTOMATIZADO</text:h>
      <text:h text:style-name="P2" text:outline-level="2">CENTRO DE EDUCACIÓN TÉCNICA N°28</text:h>
      <text:p text:style-name="Quotations">Maximiliano Slavkin -- Alejandro Landaeta -- Sofia Brian -- Gabriel Castillo</text:p>
      <text:p text:style-name="Quotations"><text:span text:style-name="Strong_20_Emphasis">Curso:</text:span> 4to 1ra</text:p>
      <text:p text:style-name="Quotations"><text:span text:style-name="Strong_20_Emphasis">Asignatura:</text:span> Electrónica / Técnica Digitales / Circuitos y Redes / Programación</text:p>
      <text:p text:style-name="Quotations"><text:span text:style-name="Strong_20_Emphasis">Docente:</text:span> Rodrigo Miranda</text:p>
      <text:p text:style-name="Quotations"><text:span text:style-name="Strong_20_Emphasis">Fecha:</text:span> <text:span text:style-name="T1">26</text:span>/<text:span text:style-name="T1">09</text:span>/2025</text:p>
      <text:p text:style-name="Horizontal_20_Line"/>
      <text:h text:style-name="Heading_20_1" text:outline-level="1"/>
      <text:h text:style-name="P3" text:outline-level="1">ÍNDICE</text:h>
      <text:list text:style-name="L1">
        <text:list-item>
          <text:p text:style-name="P4"><text:span text:style-name="Strong_20_Emphasis">Introducción</text:span> ..................................... 3 </text:p>
        </text:list-item>
        <text:list-item>
          <text:p text:style-name="P4"><text:span text:style-name="Strong_20_Emphasis">Objetivos</text:span> ........................................ 4 </text:p>
          <text:list>
            <text:list-item>
              <text:p text:style-name="P4">2.1 Objetivo General </text:p>
            </text:list-item>
            <text:list-item>
              <text:p text:style-name="P4">2.2 Objetivos Específicos </text:p>
            </text:list-item>
          </text:list>
        </text:list-item>
        <text:list-item>
          <text:p text:style-name="P4"><text:span text:style-name="Strong_20_Emphasis">Marco Teórico</text:span> .................................... 5 </text:p>
          <text:list>
            <text:list-item>
              <text:p text:style-name="P4">3.1 Componentes electrónicos utilizados </text:p>
            </text:list-item>
            <text:list-item>
              <text:p text:style-name="P4">3.2 Principios de funcionamiento del sistema </text:p>
            </text:list-item>
            <text:list-item>
              <text:p text:style-name="P4">3.3 Aplicación práctica en el invernadero </text:p>
            </text:list-item>
          </text:list>
        </text:list-item>
        <text:list-item>
          <text:p text:style-name="P4"><text:span text:style-name="Strong_20_Emphasis">Materiales y Herramientas</text:span> ........................ <text:span text:style-name="T2">7</text:span></text:p>
          <text:list>
            <text:list-item>
              <text:p text:style-name="P4">4.1 Lista de materiales electrónicos </text:p>
            </text:list-item>
            <text:list-item>
              <text:p text:style-name="P4">4.2 Herramientas requeridas </text:p>
            </text:list-item>
          </text:list>
        </text:list-item>
      </text:list>
      <text:p text:style-name="P5"/>
      <text:list text:continue-numbering="true" text:style-name="L1">
        <text:list-item>
          <text:list>
            <text:list-header>
              <text:p text:style-name="P4"/>
            </text:list-header>
          </text:list>
        </text:list-item>
      </text:list>
      <text:h text:style-name="Heading_20_1" text:outline-level="1"/>
      <text:h text:style-name="P3" text:outline-level="1">1. INTRODUCCIÓN</text:h>
      <text:h text:style-name="Heading_20_2" text:outline-level="2">Descripción del propósito del proyecto</text:h>
      <text:p text:style-name="Text_20_body">El presente proyecto consiste en el diseño y construcción de un sistema de riego automatizado que utiliza sensores de humedad para activar un sistema de riego controlado por una ESP32. Los datos se transmiten de forma inalámbrica mediante el módulo WiFi integrado en la ESP32, permitiendo el monitoreo remoto de las condiciones del suelo.</text:p>
      <text:h text:style-name="Heading_20_2" text:outline-level="2">Justificación: ¿Por qué se eligió este tema o problema?</text:h>
      <text:p text:style-name="Text_20_body">Este sistema busca resolver la necesidad de optimizar el uso de agua en aplicaciones agrícolas y de jardinería, automatizando el proceso de riego según las condiciones específicas de humedad del suelo. En un contexto de cambio climático y escasez hídrica, la automatización del riego representa una solución tecnológica que reduce la dependencia de mano de obra humana y minimiza el desperdicio de recursos hídricos.</text:p>
      <text:h text:style-name="Heading_20_2" text:outline-level="2">Relación con contenidos de la materia</text:h>
      <text:p text:style-name="Text_20_body">El proyecto integra conocimientos de múltiples materias del ciclo técnico:</text:p>
      <text:list text:style-name="L2">
        <text:list-item>
          <text:p text:style-name="P6"><text:span text:style-name="Strong_20_Emphasis">Electrónica:</text:span> Análisis y diseño de circuitos con sensores, transistores, relés </text:p>
        </text:list-item>
        <text:list-item>
          <text:p text:style-name="P6"><text:span text:style-name="Strong_20_Emphasis">Técnicas Digitales:</text:span> Conversión A/D, lógica de control, comunicación serial </text:p>
        </text:list-item>
        <text:list-item>
          <text:p text:style-name="P6"><text:span text:style-name="Strong_20_Emphasis">Circuitos y Redes:</text:span> Diseño de circuitos de potencia, protecciones eléctricas </text:p>
        </text:list-item>
        <text:list-item>
          <text:p text:style-name="P6"><text:span text:style-name="Strong_20_Emphasis">Programación:</text:span> Desarrollo de algoritmos de control, interfaces de usuario </text:p>
        </text:list-item>
        <text:list-item>
          <text:p text:style-name="P6"><text:span text:style-name="Strong_20_Emphasis">Dibujo Técnico:</text:span> Esquemas eléctricos y planos de estructura </text:p>
        </text:list-item>
        <text:list-item>
          <text:p text:style-name="P7"><text:span text:style-name="Strong_20_Emphasis">Inglés Técnico:</text:span> Interpretación de datasheets y documentación técnica </text:p>
        </text:list-item>
      </text:list>
      <text:h text:style-name="Heading_20_2" text:outline-level="2">Aplicación práctica en el mundo real</text:h>
      <text:p text:style-name="Text_20_body">Este sistema tiene aplicación directa en:</text:p>
      <text:list text:style-name="L3">
        <text:list-item>
          <text:p text:style-name="P8"><text:span text:style-name="Strong_20_Emphasis">Agricultura de precisión:</text:span> Sistemas de riego inteligente en cultivos extensivos </text:p>
        </text:list-item>
        <text:list-item>
          <text:p text:style-name="P8"><text:span text:style-name="Strong_20_Emphasis">Invernaderos comerciales:</text:span> Control ambiental automatizado </text:p>
        </text:list-item>
        <text:list-item>
          <text:p text:style-name="P8"><text:span text:style-name="Strong_20_Emphasis">IoT Agrícola:</text:span> Integración con redes de sensores para agricultura conectada </text:p>
        </text:list-item>
        <text:list-item>
          <text:p text:style-name="P9"><text:span text:style-name="Strong_20_Emphasis">Telecomunicaciones:</text:span> Transmisión de datos ambientales via WiFi</text:p>
        </text:list-item>
      </text:list>
      <text:h text:style-name="Heading_20_1" text:outline-level="1"><text:soft-page-break/>2. OBJETIVOS</text:h>
      <text:h text:style-name="Heading_20_2" text:outline-level="2">2.1 Objetivo General</text:h>
      <text:p text:style-name="Text_20_body">Implementar y desarrollar un sistema de riego automatizado con comunicación inalámbrica WiFi, controlado por una ESP32, que active una bomba de agua de 5V según las lecturas de humedad del suelo.</text:p>
      <text:h text:style-name="Heading_20_2" text:outline-level="2">2.2 Objetivos Específicos</text:h>
      <text:list text:style-name="L4">
        <text:list-item>
          <text:p text:style-name="P10"><text:span text:style-name="Strong_20_Emphasis">Sensor y conversión:</text:span> Medir la humedad del suelo mediante un sensor capacitivo y convertir la señal analógica a digital mediante el ADC de la ESP32</text:p>
        </text:list-item>
        <text:list-item>
          <text:p text:style-name="P10"><text:span text:style-name="Strong_20_Emphasis">Estructura física:</text:span> Diseñar y construir una estructura de invernadero funcional y estética usando materiales accesibles</text:p>
        </text:list-item>
        <text:list-item>
          <text:p text:style-name="P10"><text:span text:style-name="Strong_20_Emphasis">Control de potencia:</text:span> Programar la ESP32 para activar un transistor que controle una bomba de agua de 5V cuando la humedad esté por debajo de un umbral predefinido</text:p>
        </text:list-item>
        <text:list-item>
          <text:p text:style-name="P10"><text:span text:style-name="Strong_20_Emphasis">Comunicación inalámbrica:</text:span> Implementar transmisión de datos via WiFi para monitoreo remoto y registro de variables</text:p>
        </text:list-item>
        <text:list-item>
          <text:p text:style-name="P10"><text:span text:style-name="Strong_20_Emphasis">Interfaz de usuario:</text:span> Desarrollar un sistema de control manual <text:s/>como respaldo al sistema automático</text:p>
        </text:list-item>
        <text:list-item>
          <text:p text:style-name="P11"><text:span text:style-name="Strong_20_Emphasis">Optimización:</text:span> Evaluar el desempeño del sistema y implementar mejoras en eficiencia y confiabilidad</text:p>
        </text:list-item>
      </text:list>
      <text:h text:style-name="P12" text:outline-level="1"/>
      <text:h text:style-name="P13" text:outline-level="1">3. MARCO TEÓRICO</text:h>
      <text:h text:style-name="Heading_20_2" text:outline-level="2">3.1 Componentes electrónicos utilizados</text:h>
      <text:h text:style-name="Heading_20_3" text:outline-level="3"><text:span text:style-name="Strong_20_Emphasis">ESP32 - Microcontrolador Principal</text:span></text:h>
      <text:p text:style-name="Text_20_body">El ESP32 es la placa microcontroladora central del proyecto. Actúa como el "cerebro" que procesa toda la información del sistema.</text:p>
      <text:p text:style-name="Text_20_body"><text:span text:style-name="Strong_20_Emphasis"/></text:p>
      <text:p text:style-name="Text_20_body"><text:span text:style-name="Strong_20_Emphasis">Función en el proyecto:</text:span> Recibe señales analógicas del sensor de humedad, ejecuta algoritmos de control, controla la bomba de 5V via transistor y transmite datos por WiFi.</text:p>
      <text:h text:style-name="Heading_20_3" text:outline-level="3"><text:span text:style-name="Strong_20_Emphasis">Sensor de Humedad Capacitivo</text:span></text:h>
      <text:p text:style-name="Text_20_body">Transductor que mide la humedad del suelo mediante variaciones en la capacitancia eléctrica. A diferencia de los sensores resistivos, no tiene contacto galvánico directo con el suelo.</text:p>
      <text:h text:style-name="Heading_20_3" text:outline-level="3"><text:span text:style-name="Strong_20_Emphasis">Transistor de Potencia </text:span></text:h>
      <text:p text:style-name="Text_20_body">Dispositivo semiconductor que funciona como interruptor controlado eléctricamente para manejar la bomba de 5V.</text:p>
      <text:h text:style-name="Heading_20_3" text:outline-level="3"><text:span text:style-name="Strong_20_Emphasis">Bomba de Agua </text:span><text:span text:style-name="Strong_20_Emphasis"><text:span text:style-name="T3">5</text:span></text:span><text:span text:style-name="Strong_20_Emphasis">V DC</text:span></text:h>
      <text:p text:style-name="Text_20_body">Motor DC sumergible de baja potencia diseñado para aplicaciones de bombeo en sistemas de riego automático.</text:p>
      <text:p text:style-name="Text_20_body"><text:span text:style-name="Strong_20_Emphasis">Especificaciones típicas:</text:span></text:p>
      <text:list text:style-name="L5">
        <text:list-item>
          <text:p text:style-name="P14">Voltaje: 5V DC </text:p>
        </text:list-item>
        <text:list-item>
          <text:p text:style-name="P14">Corriente: 0.5-1A </text:p>
        </text:list-item>
        <text:list-item>
          <text:p text:style-name="P15">Altura de elevación: 0.5-1.5 metros </text:p>
        </text:list-item>
      </text:list>
      <text:h text:style-name="Heading_20_2" text:outline-level="2">3.2 Principios de funcionamiento del sistema</text:h>
      <text:h text:style-name="Heading_20_3" text:outline-level="3"><text:span text:style-name="Strong_20_Emphasis">Adquisición de datos</text:span></text:h>
      <text:p text:style-name="Text_20_body">La ESP32 lee periódicamente el valor analógico del sensor de humedad capacitivo a través de su ADC. El valor digital resultante se mapea a un porcentaje de humedad mediante calibración previa.</text:p>
      <text:h text:style-name="Heading_20_3" text:outline-level="3"><text:span text:style-name="Strong_20_Emphasis">Procesamiento y toma de decisión </text:span></text:h>
      <text:p text:style-name="Text_20_body">El microcontrolador ejecuta un algoritmo de control que compara la humedad actual con umbrales predefinidos:</text:p>
      <text:p text:style-name="Preformatted_20_Text"><text:soft-page-break/><text:span text:style-name="Source_20_Text">IF (humedad_actual &lt; umbral_minimo) AND (tiempo_desde_ultimo_riego &gt; intervalo_minimo) THEN</text:span></text:p>
      <text:p text:style-name="Preformatted_20_Text"><text:span text:style-name="Source_20_Text"><text:s text:c="4"/>activar_bomba(duracion_riego)</text:span></text:p>
      <text:p text:style-name="Preformatted_20_Text"><text:span text:style-name="Source_20_Text"><text:s text:c="4"/>registrar_evento()</text:span></text:p>
      <text:p text:style-name="P16"><text:span text:style-name="Source_20_Text">END IF</text:span></text:p>
      <text:h text:style-name="Heading_20_3" text:outline-level="3"><text:span text:style-name="Strong_20_Emphasis">Control de actuadores </text:span></text:h>
      <text:p text:style-name="Text_20_body">Cuando se determina necesidad de riego, la ESP32 activa una salida digital que controla el transistor. Este cierra el circuito de 5V de la bomba durante un tiempo preestablecido (ej: 10 segundos).</text:p>
      <text:h text:style-name="Heading_20_3" text:outline-level="3"><text:span text:style-name="Strong_20_Emphasis">Comunicación inalámbrica (Communication)</text:span></text:h>
      <text:p text:style-name="Text_20_body">El sistema transmite datos via WiFi <text:s/>a un servidor web o aplicación móvil:</text:p>
      <text:list text:style-name="L6">
        <text:list-item>
          <text:p text:style-name="P17">Nivel actual de humedad </text:p>
        </text:list-item>
        <text:list-item>
          <text:p text:style-name="P17">Estado de la bomba (ON/OFF) </text:p>
        </text:list-item>
        <text:list-item>
          <text:p text:style-name="P17">Time<text:span text:style-name="T4">stat</text:span> del último riego </text:p>
        </text:list-item>
      </text:list>
      <text:h text:style-name="Heading_20_2" text:outline-level="2">3.3 Aplicación práctica en el invernadero</text:h>
      <text:h text:style-name="Heading_20_3" text:outline-level="3"><text:span text:style-name="Strong_20_Emphasis">Arquitectura del sistema</text:span></text:h>
      <text:p text:style-name="Text_20_body"><text:span text:style-name="Strong_20_Emphasis">Panel de control:</text:span> Caja estanca conteniendo ESP32, fuente de alimentación y circuitos de control.</text:p>
      <text:p text:style-name="Text_20_body"><text:span text:style-name="Strong_20_Emphasis">Red de sensores:</text:span> Sensor de humedad enterrado en zona radicular representativa de las plantas.</text:p>
      <text:p text:style-name="Text_20_body"><text:span text:style-name="Strong_20_Emphasis">Sistema de distribución:</text:span> Bomba sumergida en depósito de agua, conectada a red de mangueras con goteros.</text:p>
      <text:p text:style-name="Text_20_body"><text:span text:style-name="Strong_20_Emphasis">Conectividad:</text:span> Antena WiFi integrada para comunicación con router doméstico o punto de acceso dedicado.</text:p>
      <text:h text:style-name="P18" text:outline-level="1"/>
      <text:h text:style-name="P19" text:outline-level="1">4. MATERIALES Y HERRAMIENTAS</text:h>
      <text:h text:style-name="Heading_20_2" text:outline-level="2">4.1 Lista de materiales electrónicos</text:h>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Table_20_Heading">Cantidad</text:p>
            </table:table-cell>
            <table:table-cell table:style-name="Table1.A1" office:value-type="string">
              <text:p text:style-name="Table_20_Heading">Componente</text:p>
            </table:table-cell>
            <table:table-cell table:style-name="Table1.A1" office:value-type="string">
              <text:p text:style-name="Table_20_Heading">Especificaciones</text:p>
            </table:table-cell>
            <table:table-cell table:style-name="Table1.A1" office:value-type="string">
              <text:p text:style-name="Table_20_Heading">Observaciones</text:p>
            </table:table-cell>
          </table:table-row>
        </table:table-header-rows>
        <table:table-row>
          <table:table-cell table:style-name="Table1.A1" office:value-type="string">
            <text:p text:style-name="Table_20_Contents">1</text:p>
          </table:table-cell>
          <table:table-cell table:style-name="Table1.A1" office:value-type="string">
            <text:p text:style-name="Table_20_Contents">ESP32 Development Board</text:p>
          </table:table-cell>
          <table:table-cell table:style-name="Table1.A1" office:value-type="string">
            <text:p text:style-name="Table_20_Contents">30 pines, WiFi+BT</text:p>
          </table:table-cell>
          <table:table-cell table:style-name="Table1.A1" office:value-type="string">
            <text:p text:style-name="Table_20_Contents">Con regulador 3.3V integrado</text:p>
          </table:table-cell>
        </table:table-row>
        <table:table-row>
          <table:table-cell table:style-name="Table1.A1" office:value-type="string">
            <text:p text:style-name="Table_20_Contents">1</text:p>
          </table:table-cell>
          <table:table-cell table:style-name="Table1.A1" office:value-type="string">
            <text:p text:style-name="Table_20_Contents">Sensor humedad capacitivo</text:p>
          </table:table-cell>
          <table:table-cell table:style-name="Table1.A1" office:value-type="string">
            <text:p text:style-name="Table_20_Contents">Analógico, 3.3V</text:p>
          </table:table-cell>
          <table:table-cell table:style-name="Table1.A1" office:value-type="string">
            <text:p text:style-name="Table_20_Contents">Resistente a corrosión</text:p>
          </table:table-cell>
        </table:table-row>
        <table:table-row>
          <table:table-cell table:style-name="Table1.A1" office:value-type="string">
            <text:p text:style-name="Table_20_Contents">1</text:p>
          </table:table-cell>
          <table:table-cell table:style-name="Table1.A1" office:value-type="string">
            <text:p text:style-name="Table_20_Contents"><text:span text:style-name="T5">Transistor</text:span> potencia</text:p>
          </table:table-cell>
          <table:table-cell table:style-name="Table1.A1" office:value-type="string">
            <text:p text:style-name="Table_20_Contents">N-Channel, 20V, 10A</text:p>
          </table:table-cell>
          <table:table-cell table:style-name="Table1.A1" office:value-type="string">
            <text:p text:style-name="Table_20_Contents">Para control de bomba 5V</text:p>
          </table:table-cell>
        </table:table-row>
        <table:table-row>
          <table:table-cell table:style-name="Table1.A1" office:value-type="string">
            <text:p text:style-name="Table_20_Contents">1</text:p>
          </table:table-cell>
          <table:table-cell table:style-name="Table1.A1" office:value-type="string">
            <text:p text:style-name="Table_20_Contents">Bomba de agua sumergible</text:p>
          </table:table-cell>
          <table:table-cell table:style-name="Table1.A1" office:value-type="string">
            <text:p text:style-name="Table_20_Contents">5V DC, 1A máx</text:p>
          </table:table-cell>
          <table:table-cell table:style-name="Table1.A1" office:value-type="string">
            <text:p text:style-name="Table_20_Contents"/>
          </table:table-cell>
        </table:table-row>
        <table:table-row>
          <table:table-cell table:style-name="Table1.A1" office:value-type="string">
            <text:p text:style-name="Table_20_Contents">1</text:p>
          </table:table-cell>
          <table:table-cell table:style-name="Table1.A1" office:value-type="string">
            <text:p text:style-name="Table_20_Contents">Fuente switching</text:p>
          </table:table-cell>
          <table:table-cell table:style-name="Table1.A1" office:value-type="string">
            <text:p text:style-name="Table_20_Contents">5V/2A</text:p>
          </table:table-cell>
          <table:table-cell table:style-name="Table1.A1" office:value-type="string">
            <text:p text:style-name="Table_20_Contents">Alimentación principal</text:p>
          </table:table-cell>
        </table:table-row>
        <table:table-row>
          <table:table-cell table:style-name="Table1.A1" office:value-type="string">
            <text:p text:style-name="Table_20_Contents">1</text:p>
          </table:table-cell>
          <table:table-cell table:style-name="Table1.A1" office:value-type="string">
            <text:p text:style-name="Table_20_Contents">Protoboard</text:p>
          </table:table-cell>
          <table:table-cell table:style-name="Table1.A1" office:value-type="string">
            <text:p text:style-name="Table_20_Contents"/>
          </table:table-cell>
          <table:table-cell table:style-name="Table1.A1" office:value-type="string">
            <text:p text:style-name="Table_20_Contents">Para conexiones temporales</text:p>
          </table:table-cell>
        </table:table-row>
        <table:table-row>
          <table:table-cell table:style-name="Table1.A1" office:value-type="string">
            <text:p text:style-name="Table_20_Contents">10</text:p>
          </table:table-cell>
          <table:table-cell table:style-name="Table1.A1" office:value-type="string">
            <text:p text:style-name="Table_20_Contents">Cables jumper M-M</text:p>
          </table:table-cell>
          <table:table-cell table:style-name="Table1.A1" office:value-type="string">
            <text:p text:style-name="Table_20_Contents"/>
          </table:table-cell>
          <table:table-cell table:style-name="Table1.A1" office:value-type="string">
            <text:p text:style-name="Table_20_Contents">Conexiones</text:p>
          </table:table-cell>
        </table:table-row>
        <table:table-row>
          <table:table-cell table:style-name="Table1.A1" office:value-type="string">
            <text:p text:style-name="Table_20_Contents">10</text:p>
          </table:table-cell>
          <table:table-cell table:style-name="Table1.A1" office:value-type="string">
            <text:p text:style-name="Table_20_Contents">Cables jumper M-H</text:p>
          </table:table-cell>
          <table:table-cell table:style-name="Table1.A1" office:value-type="string">
            <text:p text:style-name="Table_20_Contents"/>
          </table:table-cell>
          <table:table-cell table:style-name="Table1.A1" office:value-type="string">
            <text:p text:style-name="Table_20_Contents">Conexiones sensor</text:p>
          </table:table-cell>
        </table:table-row>
      </table:table>
      <text:h text:style-name="Heading_20_2" text:outline-level="2">4.2 Herramientas requeridas</text:h>
      <text:h text:style-name="Heading_20_3" text:outline-level="3"><text:span text:style-name="Strong_20_Emphasis">Herramientas de medición:</text:span></text:h>
      <text:list text:style-name="L7">
        <text:list-item>
          <text:p text:style-name="P20">Multímetro digital con función capacímetro </text:p>
        </text:list-item>
        <text:list-item>
          <text:p text:style-name="P20">Osciloscopio (opcional, para debug comunicaciones) </text:p>
        </text:list-item>
        <text:list-item>
          <text:p text:style-name="P21">Fuente de alimentación variable 0-15V </text:p>
        </text:list-item>
      </text:list>
      <text:h text:style-name="Heading_20_3" text:outline-level="3"><text:span text:style-name="Strong_20_Emphasis">Herramientas de construcción:</text:span></text:h>
      <text:list text:style-name="L8">
        <text:list-item>
          <text:p text:style-name="P22">Soldador de estaño </text:p>
        </text:list-item>
        <text:list-item>
          <text:p text:style-name="P22">Estaño </text:p>
        </text:list-item>
        <text:list-item>
          <text:p text:style-name="P22">Succionador de estaño</text:p>
        </text:list-item>
        <text:list-item>
          <text:p text:style-name="P22">Pinzas</text:p>
        </text:list-item>
        <text:list-item>
          <text:p text:style-name="P22">Pelacables </text:p>
        </text:list-item>
        <text:list-item>
          <text:p text:style-name="P22">Alicates</text:p>
        </text:list-item>
        <text:list-item>
          <text:p text:style-name="P23">Destornilladores </text:p>
        </text:list-item>
      </text:list>
      <text:h text:style-name="Heading_20_3" text:outline-level="3"><text:span text:style-name="Strong_20_Emphasis">Software y simulación:</text:span></text:h>
      <text:list text:style-name="L9">
        <text:list-item>
          <text:p text:style-name="P24">Arduino IDE con librerías ESP32 </text:p>
        </text:list-item>
        <text:list-item>
          <text:p text:style-name="P25">Proteus <text:s/>(simulación circuitos) </text:p>
        </text:list-item>
      </text:list>
      <text:h text:style-name="P26" text:outline-level="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list-style-name="" style:class="chapter">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chapter">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chapter">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9-25T17:32:29.794930867</meta:creation-date>
    <dc:date>2025-09-26T11:13:15.539699898</dc:date>
    <meta:editing-duration>PT43M48S</meta:editing-duration>
    <meta:editing-cycles>5</meta:editing-cycles>
    <meta:generator>LibreOffice/25.2.6.2$Linux_X86_64 LibreOffice_project/520$Build-2</meta:generator>
    <meta:document-statistic meta:table-count="1" meta:image-count="0" meta:object-count="0" meta:page-count="7" meta:paragraph-count="136" meta:word-count="992" meta:character-count="6768" meta:non-whitespace-character-count="5909"/>
  </office:meta>
</office:document-meta>
</file>